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aa3" officeooo:paragraph-rsid="001c8aa3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y Bellec<text:tab/><text:tab/><text:tab/><text:tab/><text:tab/><text:span text:style-name="T1">Lab #5</text:span><text:span text:style-name="T2"><text:tab/><text:tab/><text:tab/><text:tab/> <text:s text:c="6"/>March 24th, 2021</text:span></text:p>
      <text:p text:style-name="P1"><text:span text:style-name="T2"/></text:p>
      <text:p text:style-name="P1"><text:span text:style-name="T2">1) <text:s/>Screen recording of the debug image.</text:span></text:p>
      <text:p text:style-name="P1"><text:span text:style-name="T2"/></text:p>
      <text:p text:style-name="P1"><text:span text:style-name="T2">2) Screen recording of the same sort of segments image.</text:span></text:p>
      <text:p text:style-name="P1"><text:span text:style-name="T2"/></text:p>
      <text:p text:style-name="P1"><text:span text:style-name="T2">3) Submit image of output of rqt_graph</text:span></text:p>
      <text:p text:style-name="P1"><text:span text:style-name="T2"/></text:p>
      <text:p text:style-name="P1"><text:span text:style-name="T2">4) Paragraph explaining how you think the lane detector compares with the Duckietown lane detector. When does it do better/worse? Why might that be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9:20:36.967454581</meta:creation-date>
    <dc:date>2021-03-24T19:23:44.144585976</dc:date>
    <meta:editing-duration>PT3M7S</meta:editing-duration>
    <meta:editing-cycles>1</meta:editing-cycles>
    <meta:document-statistic meta:table-count="0" meta:image-count="0" meta:object-count="0" meta:page-count="1" meta:paragraph-count="5" meta:word-count="55" meta:character-count="330" meta:non-whitespace-character-count="265"/>
    <meta:generator>LibreOffice/6.4.6.2$Linux_X86_64 LibreOffice_project/40$Build-2</meta:generator>
  </office:meta>
</office:document-meta>
</file>